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2b6" officeooo:paragraph-rsid="0007b2b6"/>
    </style:style>
    <style:style style:name="P2" style:family="paragraph" style:parent-style-name="Standard">
      <style:text-properties officeooo:rsid="000a7920" officeooo:paragraph-rsid="000a7920"/>
    </style:style>
    <style:style style:name="P3" style:family="paragraph" style:parent-style-name="Standard">
      <style:text-properties officeooo:rsid="000a92f6" officeooo:paragraph-rsid="000a92f6"/>
    </style:style>
    <style:style style:name="P4" style:family="paragraph" style:parent-style-name="Standard" style:list-style-name="Numbering_20_123">
      <style:text-properties officeooo:rsid="0008fc5d" officeooo:paragraph-rsid="0004a53e"/>
    </style:style>
    <style:style style:name="P5" style:family="paragraph" style:parent-style-name="Standard" style:list-style-name="Numbering_20_123">
      <style:paragraph-properties fo:break-before="page"/>
      <style:text-properties officeooo:rsid="0008fc5d" officeooo:paragraph-rsid="0004a53e"/>
    </style:style>
    <style:style style:name="P6" style:family="paragraph" style:parent-style-name="Standard" style:list-style-name="Numbering_20_123">
      <style:text-properties officeooo:rsid="0008fc5d" officeooo:paragraph-rsid="000d4090"/>
    </style:style>
    <style:style style:name="P7" style:family="paragraph" style:parent-style-name="Standard" style:list-style-name="Numbering_20_123">
      <style:text-properties officeooo:rsid="000d4090" officeooo:paragraph-rsid="000d4090"/>
    </style:style>
    <style:style style:name="P8" style:family="paragraph" style:parent-style-name="Standard" style:list-style-name="Numbering_20_123">
      <style:text-properties officeooo:rsid="000e4c68" officeooo:paragraph-rsid="000e4c68"/>
    </style:style>
    <style:style style:name="P9" style:family="paragraph" style:parent-style-name="Standard" style:list-style-name="Numbering_20_123">
      <style:text-properties officeooo:rsid="00079c60" officeooo:paragraph-rsid="00079c60"/>
    </style:style>
    <style:style style:name="P10" style:family="paragraph" style:parent-style-name="Standard" style:list-style-name="Numbering_20_123">
      <style:text-properties officeooo:rsid="00079c60" officeooo:paragraph-rsid="000c69a7"/>
    </style:style>
    <style:style style:name="P11" style:family="paragraph" style:parent-style-name="Standard" style:list-style-name="Numbering_20_123">
      <style:text-properties officeooo:rsid="00079c60" officeooo:paragraph-rsid="000d4090"/>
    </style:style>
    <style:style style:name="P12" style:family="paragraph" style:parent-style-name="Standard" style:list-style-name="Numbering_20_123">
      <style:text-properties officeooo:rsid="0007b2b6" officeooo:paragraph-rsid="0007b2b6"/>
    </style:style>
    <style:style style:name="P13" style:family="paragraph" style:parent-style-name="Standard" style:list-style-name="Numbering_20_123">
      <style:text-properties officeooo:rsid="000f8013" officeooo:paragraph-rsid="0004a53e"/>
    </style:style>
    <style:style style:name="P14" style:family="paragraph" style:parent-style-name="Standard" style:list-style-name="Numbering_20_123">
      <style:text-properties officeooo:rsid="0010fd0e" officeooo:paragraph-rsid="000fdad2"/>
    </style:style>
    <style:style style:name="P15" style:family="paragraph" style:parent-style-name="Standard" style:list-style-name="Numbering_20_123">
      <style:text-properties officeooo:rsid="0010fd0e" officeooo:paragraph-rsid="0014eb2c"/>
    </style:style>
    <style:style style:name="P16" style:family="paragraph" style:parent-style-name="Standard" style:list-style-name="Numbering_20_123">
      <style:text-properties officeooo:rsid="0010fd0e" officeooo:paragraph-rsid="0004a53e"/>
    </style:style>
    <style:style style:name="P17" style:family="paragraph" style:parent-style-name="Standard" style:list-style-name="Numbering_20_123">
      <style:text-properties officeooo:rsid="00116cf1" officeooo:paragraph-rsid="00116cf1"/>
    </style:style>
    <style:style style:name="P18" style:family="paragraph" style:parent-style-name="Standard" style:list-style-name="Numbering_20_123">
      <style:text-properties officeooo:rsid="00118b97" officeooo:paragraph-rsid="00118b97"/>
    </style:style>
    <style:style style:name="P19" style:family="paragraph" style:parent-style-name="Standard" style:list-style-name="Numbering_20_123">
      <style:text-properties officeooo:rsid="001234d0" officeooo:paragraph-rsid="0004a53e"/>
    </style:style>
    <style:style style:name="P20" style:family="paragraph" style:parent-style-name="Standard" style:list-style-name="Numbering_20_123">
      <style:text-properties officeooo:rsid="001234d0" officeooo:paragraph-rsid="0016f862"/>
    </style:style>
    <style:style style:name="P21" style:family="paragraph" style:parent-style-name="Standard" style:list-style-name="Numbering_20_123">
      <style:text-properties officeooo:rsid="0013eff8" officeooo:paragraph-rsid="0004a53e"/>
    </style:style>
    <style:style style:name="P22" style:family="paragraph" style:parent-style-name="Standard" style:list-style-name="Numbering_20_123">
      <style:text-properties officeooo:rsid="0015bd90" officeooo:paragraph-rsid="0015bd90"/>
    </style:style>
    <style:style style:name="P23" style:family="paragraph" style:parent-style-name="Standard" style:list-style-name="Numbering_20_123">
      <style:text-properties officeooo:rsid="0016f862" officeooo:paragraph-rsid="0016f862"/>
    </style:style>
    <style:style style:name="P24" style:family="paragraph" style:parent-style-name="Standard" style:list-style-name="Numbering_20_123">
      <style:text-properties officeooo:rsid="000940c3" officeooo:paragraph-rsid="0016f862"/>
    </style:style>
    <style:style style:name="P25" style:family="paragraph" style:parent-style-name="Standard" style:list-style-name="Numbering_20_123">
      <style:text-properties officeooo:rsid="000940c3" officeooo:paragraph-rsid="0004a53e"/>
    </style:style>
    <style:style style:name="P26" style:family="paragraph" style:parent-style-name="Standard" style:list-style-name="Numbering_20_123">
      <style:text-properties officeooo:rsid="000940c3" officeooo:paragraph-rsid="0017372b"/>
    </style:style>
    <style:style style:name="P27" style:family="paragraph" style:parent-style-name="Standard" style:list-style-name="Numbering_20_123">
      <style:text-properties officeooo:rsid="0014aa39" officeooo:paragraph-rsid="0004a53e"/>
    </style:style>
    <style:style style:name="P28" style:family="paragraph" style:parent-style-name="Standard" style:list-style-name="Numbering_20_123">
      <style:text-properties officeooo:rsid="0014aa39" officeooo:paragraph-rsid="000cc0a2"/>
    </style:style>
    <style:style style:name="P29" style:family="paragraph" style:parent-style-name="Standard" style:list-style-name="Numbering_20_123">
      <style:text-properties officeooo:rsid="0017372b" officeooo:paragraph-rsid="0017372b"/>
    </style:style>
    <style:style style:name="T1" style:family="text">
      <style:text-properties officeooo:rsid="001652a6"/>
    </style:style>
    <style:style style:name="T2" style:family="text">
      <style:text-properties officeooo:rsid="000940c3"/>
    </style:style>
    <style:style style:name="T3" style:family="text">
      <style:text-properties officeooo:rsid="001234d0"/>
    </style:style>
    <style:style style:name="T4" style:family="text">
      <style:text-properties officeooo:rsid="000bd54a"/>
    </style:style>
    <style:style style:name="T5" style:family="text">
      <style:text-properties officeooo:rsid="000b944d"/>
    </style:style>
    <style:style style:name="T6" style:family="text">
      <style:text-properties officeooo:rsid="000c69a7"/>
    </style:style>
    <style:style style:name="T7" style:family="text">
      <style:text-properties officeooo:rsid="000e4c68"/>
    </style:style>
    <style:style style:name="T8" style:family="text">
      <style:text-properties officeooo:rsid="000fdad2"/>
    </style:style>
    <style:style style:name="T9" style:family="text">
      <style:text-properties officeooo:rsid="00136ac6"/>
    </style:style>
    <style:style style:name="T10" style:family="text">
      <style:text-properties officeooo:rsid="0017372b"/>
    </style:style>
    <style:style style:name="T11" style:family="text">
      <style:text-properties officeooo:rsid="00192dcf"/>
    </style:style>
    <style:style style:name="T12" style:family="text">
      <style:text-properties officeooo:rsid="001b0f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rd talking head me using Lappy</text:p>
      <text:p text:style-name="P1">Record everything else from phone as clips or whatever. </text:p>
      <text:p text:style-name="P1">Maybe use LT as cam 2 and/or voice recording</text:p>
      <text:p text:style-name="P2"/>
      <text:p text:style-name="P3">Win10 <text:span text:style-name="T5">screen recording w/ Xbox Game Bar Win+Alt+R </text:span></text:p>
      <text:p text:style-name="P3">Win10 Camera app to capture webcam</text:p>
      <text:p text:style-name="P2">Win10 video editor: <text:a xlink:type="simple" xlink:href="https://support.microsoft.com/en-us/windows/create-films-with-a-video-editor-94e651f8-a5be-ae03-3c50-e49f013d47f6#ID0EBD=Windows_10" text:style-name="Internet_20_link" text:visited-style-name="Visited_20_Internet_20_Link">https://support.microsoft.com/en-us/windows/create-films-with-a-video-editor-94e651f8-a5be-ae03-3c50-e49f013d47f6#ID0EBD=Windows_10</text:a></text:p>
      <text:p text:style-name="P2"/>
      <text:p text:style-name="P2"/>
      <text:p text:style-name="P1"/>
      <text:p text:style-name="P1"/>
      <text:p text:style-name="P1"/>
      <text:list xml:id="list739511025" text:style-name="Numbering_20_123">
        <text:list-item>
          <text:list>
            <text:list-item>
              <text:list>
                <text:list-item>
                  <text:p text:style-name="P4">00 - Here is my setup</text:p>
                  <text:list>
                    <text:list-item>
                      <text:p text:style-name="P7">Me and this Chanel</text:p>
                      <text:list>
                        <text:list-item>
                          <text:p text:style-name="P7">Welcome, my name is Geoff. <text:span text:style-name="T7">Lifelong nerd.</text:span></text:p>
                        </text:list-item>
                        <text:list-item>
                          <text:p text:style-name="P7">Been in IT for 20 years now, <text:span text:style-name="T7">touched everything.</text:span></text:p>
                        </text:list-item>
                        <text:list-item>
                          <text:p text:style-name="P8">Technology is fun, cool, fascinating and I want to share this love with everyone. </text:p>
                        </text:list-item>
                      </text:list>
                    </text:list-item>
                    <text:list-item>
                      <text:p text:style-name="P4">Lappy</text:p>
                      <text:list>
                        <text:list-item>
                          <text:p text:style-name="P9">Show cracks using cellphone while recording video.</text:p>
                        </text:list-item>
                        <text:list-item>
                          <text:p text:style-name="P10">Performance/hardware lament</text:p>
                          <text:list>
                            <text:list-item>
                              <text:p text:style-name="P10">resource usage, </text:p>
                            </text:list-item>
                            <text:list-item>
                              <text:p text:style-name="P10">weird wireless/BT connectivity <text:span text:style-name="T6">when waking up</text:span>.</text:p>
                            </text:list-item>
                          </text:list>
                        </text:list-item>
                        <text:list-item>
                          <text:p text:style-name="P9">I’m waiting for it to die beyond repair.</text:p>
                        </text:list-item>
                      </text:list>
                    </text:list-item>
                    <text:list-item>
                      <text:p text:style-name="P4">Work and Desk</text:p>
                      <text:list>
                        <text:list-item>
                          <text:p text:style-name="P12">Physical setup for work vs lappy/personal use.</text:p>
                        </text:list-item>
                        <text:list-item>
                          <text:p text:style-name="P12">Workbench folding TV dinner tray thing with Cana Kit box, book, and K14 keyboard. Show off whiteboard?</text:p>
                        </text:list-item>
                      </text:list>
                    </text:list-item>
                    <text:list-item>
                      <text:p text:style-name="P6">Cell</text:p>
                      <text:list>
                        <text:list-item>
                          <text:p text:style-name="P11">Hardware OK, </text:p>
                        </text:list-item>
                        <text:list-item>
                          <text:p text:style-name="P11">OS/UI is annoying and a pain to use. </text:p>
                        </text:list-item>
                        <text:list-item>
                          <text:p text:style-name="P11">Missing features and awkward functionality.</text:p>
                        </text:list-item>
                      </text:list>
                    </text:list-item>
                  </text:list>
                  <text:p text:style-name="P5"><text:span text:style-name="T2">01 - </text:span>Project Intro</text:p>
                  <text:list>
                    <text:list-item text:start-value="1">
                      <text:p text:style-name="P13">The Problems</text:p>
                      <text:list>
                        <text:list-item>
                          <text:p text:style-name="P14">Lappy old, busted. </text:p>
                          <text:list>
                            <text:list-item>
                              <text:p text:style-name="P14">Win8 to Win10 upgrade out of the box. </text:p>
                            </text:list-item>
                            <text:list-item>
                              <text:p text:style-name="P14">Slow – <text:span text:style-name="T8">Resource available, used and system response times. </text:span></text:p>
                            </text:list-item>
                            <text:list-item>
                              <text:p text:style-name="P17">Cracked screen/touch</text:p>
                            </text:list-item>
                            <text:list-item>
                              <text:p text:style-name="P17">Inconsistent clicking</text:p>
                            </text:list-item>
                            <text:list-item>
                              <text:p text:style-name="P18">Wireless/<text:span text:style-name="T9">BT connectivity @ unlock</text:span></text:p>
                            </text:list-item>
                            <text:list-item>
                              <text:p text:style-name="P14">Ready to be retired.</text:p>
                            </text:list-item>
                          </text:list>
                        </text:list-item>
                        <text:list-item>
                          <text:p text:style-name="P15">Work LT Forced to use work LT to learn. </text:p>
                          <text:list>
                            <text:list-item>
                              <text:p text:style-name="P15">Should be just for work!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The Solution</text:p>
                      <text:list>
                        <text:list-item>
                          <text:p text:style-name="P19">Cyberdeck Project 2022 (CDPR-2022)</text:p>
                          <text:list>
                            <text:list-item>
                              <text:p text:style-name="P21">What is a cyberdeck?</text:p>
                            </text:list-item>
                            <text:list-item>
                              <text:p text:style-name="P21">What Features/Functions desired? <text:span text:style-name="T10">Components?</text:span></text:p>
                              <text:list>
                                <text:list-item>
                                  <text:p text:style-name="P22">Portable – Battery powered, TKL keyboard at least, LCD as big as keeb. Pointing device (touch, trackball, joystick) will not be used much. <text:span text:style-name="T10">External time and status Display, e-paper.</text:span></text:p>
                                </text:list-item>
                                <text:list-item>
                                  <text:p text:style-name="P22">Internet, writing, study use only – Limited resources and power consumption <text:span text:style-name="T10">for use away from power outlet</text:span></text:p>
                                </text:list-item>
                                <text:list-item>
                                  <text:p text:style-name="P23">Linux distro compatible.</text:p>
                                </text:list-item>
                                <text:list-item>
                                  <text:p text:style-name="P23">Budget friendly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<text:span text:style-name="T3">Wh</text:span>y am I doing this? </text:p>
                          <text:list>
                            <text:list-item>
                              <text:p text:style-name="P20">Hobby encompassing multiple techs I am interested in learning. </text:p>
                            </text:list-item>
                            <text:list-item>
                              <text:p text:style-name="P20">I can test myself. </text:p>
                            </text:list-item>
                            <text:list-item>
                              <text:p text:style-name="P20">It’s cool.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What am I looking to accomplish out of all of this</text:p>
                      <text:list>
                        <text:list-item>
                          <text:p text:style-name="P26">hobby, </text:p>
                        </text:list-item>
                        <text:list-item>
                          <text:p text:style-name="P26">nerd, <text:span text:style-name="T10">learning</text:span></text:p>
                        </text:list-item>
                        <text:list-item>
                          <text:p text:style-name="P26">job/search, </text:p>
                        </text:list-item>
                        <text:list-item>
                          <text:p text:style-name="P26"><text:span text:style-name="T4">etc</text:span>. ?</text:p>
                        </text:list-item>
                      </text:list>
                    </text:list-item>
                    <text:list-item>
                      <text:p text:style-name="P21">How will I get this done. Steps/phases</text:p>
                      <text:list>
                        <text:list-item>
                          <text:p text:style-name="P21">Doing now – Planning and prep</text:p>
                        </text:list-item>
                        <text:list-item>
                          <text:p text:style-name="P27">Set up Rpie, keyboard, monitor</text:p>
                          <text:list>
                            <text:list-item>
                              <text:p text:style-name="P29">PieLinux, hardware and elctrical under<text:span text:style-name="T12">s</text:span>tanding, </text:p>
                            </text:list-item>
                          </text:list>
                        </text:list-item>
                        <text:list-item>
                          <text:p text:style-name="P27">LCD and case</text:p>
                          <text:list>
                            <text:list-item>
                              <text:p text:style-name="P29">Config LCD. Design and build case</text:p>
                            </text:list-item>
                          </text:list>
                        </text:list-item>
                        <text:list-item>
                          <text:p text:style-name="P28">Battery epaper and what is left</text:p>
                          <text:list>
                            <text:list-item>
                              <text:p text:style-name="P29">Portability go!</text:p>
                            </text:list-item>
                            <text:list-item>
                              <text:p text:style-name="P29">Python</text:p>
                            </text:list-item>
                            <text:list-item>
                              <text:p text:style-name="P29"/>
                            </text:list-item>
                          </text:list>
                        </text:list-item>
                        <text:list-item>
                          <text:p text:style-name="P27">Completion if needed and final tour.</text:p>
                          <text:list>
                            <text:list-item>
                              <text:p text:style-name="P29">What is left?</text:p>
                            </text:list-item>
                          </text:list>
                        </text:list-item>
                        <text:list-item>
                          <text:p text:style-name="P27">Post<text:span text:style-name="T1">m</text:span>ort<text:span text:style-name="T1">e</text:span>m and <text:span text:style-name="T1">CDPR-2023 plans</text:span></text:p>
                          <text:list>
                            <text:list-item>
                              <text:p text:style-name="P29">Did this work out? Tour.</text:p>
                            </text:list-item>
                            <text:list-item>
                              <text:p text:style-name="P29">What went wrong?</text:p>
                            </text:list-item>
                            <text:list-item>
                              <text:p text:style-name="P29">What went right?</text:p>
                            </text:list-item>
                            <text:list-item>
                              <text:p text:style-name="P29">What have I learned? </text:p>
                            </text:list-item>
                            <text:list-item>
                              <text:p text:style-name="P29">How I feel about the final product.</text:p>
                            </text:list-item>
                            <text:list-item>
                              <text:p text:style-name="P29"><text:soft-page-break/>What I want to add or change in future CD builds.</text:p>
                              <text:list>
                                <text:list-item>
                                  <text:p text:style-name="P29">Strap for carry and use <text:span text:style-name="T11">like the VirtuScope project.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1T11:50:02.456117963</meta:creation-date>
    <dc:date>2022-11-09T17:03:56.830067323</dc:date>
    <meta:editing-duration>P1DT13H26M56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3" meta:paragraph-count="72" meta:word-count="462" meta:character-count="2627" meta:non-whitespace-character-count="2280"/>
  </office:meta>
</office:document-meta>
</file>